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Testing scenarios I am concerned about</text:p>
          </table:table-cell>
        </table:table-row>
        <table:table-row table:style-name="ro2">
          <table:table-cell office:value-type="string">
            <text:p>Parent/child studies and movement of people and use of subjectUIDs...I really don't believe its been carefully considered or a set of stories laid out</text:p>
          </table:table-cell>
        </table:table-row>
        <table:table-row table:style-name="ro1">
          <table:table-cell office:value-type="string">
            <text:p>Does import equal export. <text:s/></text:p>
          </table:table-cell>
        </table:table-row>
        <table:table-row table:style-name="ro3" table:number-rows-repeated="4">
          <table:table-cell/>
        </table:table-row>
        <table:table-row table:style-name="ro1">
          <table:table-cell office:value-type="string">
            <text:p>Things to do to deal with this;</text:p>
          </table:table-cell>
        </table:table-row>
        <table:table-row table:style-name="ro1">
          <table:table-cell office:value-type="string">
            <text:p>Automated testing. <text:s/>Nothing fancy needed...but something neede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2-05T12:39:14</meta:creation-date>
    <dc:date>2013-02-05T12:41:12</dc:date>
    <dc:creator>travis 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5" meta:object-count="0"/>
  </office:meta>
</office:document-meta>
</file>